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38ccf1" officeooo:paragraph-rsid="003d8c38"/>
    </style:style>
    <style:style style:name="P2" style:family="paragraph" style:parent-style-name="Preformatted_20_Text">
      <style:text-properties officeooo:rsid="005c24b8" officeooo:paragraph-rsid="005eb100"/>
    </style:style>
    <style:style style:name="P3" style:family="paragraph" style:parent-style-name="Preformatted_20_Text">
      <style:text-properties officeooo:rsid="005c24b8" officeooo:paragraph-rsid="000187c4"/>
    </style:style>
    <style:style style:name="P4" style:family="paragraph" style:parent-style-name="Preformatted_20_Text">
      <style:text-properties officeooo:rsid="005c69ea" officeooo:paragraph-rsid="005eb100"/>
    </style:style>
    <style:style style:name="P5" style:family="paragraph" style:parent-style-name="Preformatted_20_Text">
      <style:text-properties officeooo:rsid="007a24f8" officeooo:paragraph-rsid="003d8c38"/>
    </style:style>
    <style:style style:name="P6" style:family="paragraph" style:parent-style-name="Preformatted_20_Text">
      <style:text-properties officeooo:rsid="0096bf65" officeooo:paragraph-rsid="0096bf65"/>
    </style:style>
    <style:style style:name="P7" style:family="paragraph" style:parent-style-name="Preformatted_20_Text">
      <style:text-properties officeooo:rsid="00988ed8" officeooo:paragraph-rsid="00988ed8"/>
    </style:style>
    <style:style style:name="P8" style:family="paragraph">
      <loext:graphic-properties draw:fill-color="#68d604"/>
    </style:style>
    <style:style style:name="P9" style:family="paragraph">
      <style:paragraph-properties fo:text-align="center"/>
    </style:style>
    <style:style style:name="P10" style:family="paragraph">
      <loext:graphic-properties draw:fill-color="#cf7f72"/>
      <style:paragraph-properties fo:text-align="center"/>
    </style:style>
    <style:style style:name="P11" style:family="paragraph">
      <loext:graphic-properties draw:fill="none" draw:fill-color="#ffffff"/>
      <style:text-properties fo:color="#d604c2" fo:font-size="10pt" style:font-size-asian="10pt" style:font-size-complex="10pt"/>
    </style:style>
    <style:style style:name="P12" style:family="paragraph">
      <loext:graphic-properties draw:fill="gradient" draw:fill-color="#e9ff00" draw:fill-gradient-name="Blank_20_with_20_Gray"/>
      <style:paragraph-properties fo:text-align="center"/>
    </style:style>
    <style:style style:name="P13" style:family="paragraph">
      <loext:graphic-properties draw:fill-color="#00c5ff"/>
      <style:paragraph-properties fo:text-align="center"/>
    </style:style>
    <style:style style:name="T1" style:family="text">
      <style:text-properties fo:color="#d604c2" fo:font-size="10pt" style:font-size-asian="10pt" style:font-size-complex="10pt"/>
    </style:style>
    <style:style style:name="T2" style:family="text">
      <style:text-properties fo:color="#d604c2"/>
    </style:style>
    <style:style style:name="gr1" style:family="graphic">
      <style:graphic-properties draw:fill-color="#68d604" draw:textarea-horizontal-align="justify" draw:textarea-vertical-align="middle" draw:auto-grow-height="false" fo:min-height="0.1217in" fo:min-width="0.1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4752in" fo:min-width="0.9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cf7f72" draw:textarea-horizontal-align="justify" draw:textarea-vertical-align="middle" draw:auto-grow-height="false" fo:min-height="0.4752in" fo:min-width="0.9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1984in" draw:marker-end="Arrow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799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839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47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gradient" draw:fill-color="#e9ff00" draw:fill-gradient-name="Blank_20_with_20_Gray" draw:textarea-vertical-align="middle" draw:auto-grow-height="false" fo:min-height="0.6146in" fo:min-width="1.1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c5ff" draw:textarea-horizontal-align="justify" draw:textarea-vertical-align="middle" draw:auto-grow-height="false" fo:min-height="0.4752in" fo:min-width="0.9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4"><draw:frame text:anchor-type="paragraph" draw:z-index="8" draw:name="Shape3" draw:style-name="gr5" draw:text-style-name="P11" svg:width="1.0921in" svg:height="0.4803in" svg:x="1.0453in" svg:y="0.148in"><draw:text-box><text:p><text:span text:style-name="T1">Infectiousness</text:span></text:p><text:p><text:span text:style-name="T1">Transmission</text:span></text:p><text:p><text:span text:style-name="T1">Response</text:span></text:p></draw:text-box></draw:frame></text:p>
      <text:p text:style-name="P4"/>
      <text:p text:style-name="P4"><draw:frame text:anchor-type="paragraph" draw:z-index="9" draw:name="Shape3" draw:style-name="gr6" draw:text-style-name="P11" svg:width="1.0921in" svg:height="0.3843in" svg:x="2.5972in" svg:y="0.1543in"><draw:text-box><text:p><text:span text:style-name="T1">Recovery</text:span></text:p></draw:text-box></draw:frame></text:p>
      <text:p text:style-name="P7"><draw:custom-shape text:anchor-type="paragraph" draw:z-index="1" draw:name="Shape1" draw:style-name="gr2" draw:text-style-name="P9" svg:width="0.9185in" svg:height="0.4752in" svg:x="1.6362in" svg:y="0.0138in"><text:p text:style-name="P9">COVID19 </text:p><text:p text:style-name="P9">Infected</text:p><draw:enhanced-geometry svg:viewBox="0 0 21600 21600" draw:type="rectangle" draw:enhanced-path="M 0 0 L 21600 0 21600 21600 0 21600 0 0 Z N"/></draw:custom-shape><draw:custom-shape text:anchor-type="paragraph" draw:z-index="2" draw:name="Shape1" draw:style-name="gr2" draw:text-style-name="P9" svg:width="0.9185in" svg:height="0.4752in" svg:x="0.1063in" svg:y="0.0138in"><text:p text:style-name="P9">No </text:p><text:p text:style-name="P9">COVID19 </text:p><draw:enhanced-geometry svg:viewBox="0 0 21600 21600" draw:type="rectangle" draw:enhanced-path="M 0 0 L 21600 0 21600 21600 0 21600 0 0 Z N"/></draw:custom-shape><draw:custom-shape text:anchor-type="paragraph" draw:z-index="3" draw:name="Shape1" draw:style-name="gr2" draw:text-style-name="P9" svg:width="0.9185in" svg:height="0.4752in" svg:x="3.1598in" svg:y="0.0138in"><text:p text:style-name="P9">COVID19 </text:p><text:p text:style-name="P9">Recovered</text:p><draw:enhanced-geometry svg:viewBox="0 0 21600 21600" draw:type="rectangle" draw:enhanced-path="M 0 0 L 21600 0 21600 21600 0 21600 0 0 Z N"/></draw:custom-shape></text:p>
      <text:p text:style-name="P4"><draw:line text:anchor-type="paragraph" draw:z-index="5" draw:name="Shape2" draw:style-name="gr4" draw:text-style-name="P9" svg:x1="1.0244in" svg:y1="0.0965in" svg:x2="1.6362in" svg:y2="0.0965in"><text:p/></draw:line></text:p>
      <text:p text:style-name="P4"><draw:line text:anchor-type="paragraph" draw:z-index="6" draw:name="Shape2" draw:style-name="gr4" draw:text-style-name="P9" svg:x1="2.5543in" svg:y1="0.1567in" svg:x2="3.1661in" svg:y2="0.1567in"><text:p/></draw:line></text:p>
      <text:p text:style-name="P4"><draw:line text:anchor-type="paragraph" draw:z-index="7" draw:name="Shape2" draw:style-name="gr4" draw:text-style-name="P9" svg:x1="2.5543in" svg:y1="0.0161in" svg:x2="3.1535in" svg:y2="0.4787in"><text:p/></draw:line><draw:custom-shape text:anchor-type="paragraph" draw:z-index="12" draw:name="Shape7" draw:style-name="gr8" draw:text-style-name="P12" svg:width="1.1268in" svg:height="0.615in" svg:x="-0.0783in" svg:y="0.1335in"><text:p/><draw:enhanced-geometry draw:mirror-horizontal="false" draw:mirror-vertical="false" draw:glue-point-type="segments" draw:type="mso-spt100" draw:modifiers="-2.74002467950199 -55.146318077286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text:anchor-type="paragraph" draw:z-index="13" draw:name="Shape1" draw:style-name="gr9" draw:text-style-name="P13" svg:width="0.9185in" svg:height="0.4752in" svg:x="1.6362in" svg:y="0.0161in"><text:p text:style-name="P9"><text:span text:style-name="T2">possibly</text:span></text:p><text:p text:style-name="P9"><text:span text:style-name="T2">Hospitalized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4"><draw:custom-shape text:anchor-type="paragraph" draw:z-index="4" draw:name="Shape1" draw:style-name="gr3" draw:text-style-name="P10" svg:width="0.9185in" svg:height="0.4752in" svg:x="3.1535in" svg:y="0.0957in"><text:p text:style-name="P9">COVID19 </text:p><text:p text:style-name="P9">Death</text:p><draw:enhanced-geometry svg:viewBox="0 0 21600 21600" draw:type="rectangle" draw:enhanced-path="M 0 0 L 21600 0 21600 21600 0 21600 0 0 Z N"/></draw:custom-shape></text:p>
      <text:p text:style-name="P4"><draw:frame text:anchor-type="paragraph" draw:z-index="11" draw:name="Shape3" draw:style-name="gr5" draw:text-style-name="P11" svg:width="1.0921in" svg:height="0.4803in" svg:x="0.5917in" svg:y="0.1311in"><draw:text-box><text:p><text:span text:style-name="T1">Observation</text:span></text:p></draw:text-box></draw:frame><draw:custom-shape text:anchor-type="paragraph" draw:z-index="0" draw:name="Shape4" draw:style-name="gr1" draw:text-style-name="P8" svg:width="0.1953in" svg:height="0.1717in" svg:x="0.3591in" svg:y="0.0563in"><text:p/><draw:enhanced-geometry svg:viewBox="0 0 21600 21600" draw:glue-points="10800 0 3163 3163 0 10800 3163 18437 10800 21600 18437 18437 21600 10800 18437 3163" draw:text-areas="3163 3163 18437 18437" draw:type="smiley" draw:modifiers="16548.3870967742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4"><draw:frame text:anchor-type="paragraph" draw:z-index="10" draw:name="Shape3" draw:style-name="gr7" draw:text-style-name="P11" svg:width="0.9469in" svg:height="0.5476in" svg:x="2.5457in" svg:y="0.0673in"><draw:text-box><text:p><text:span text:style-name="T1">Mortality </text:span></text:p><text:p><text:span text:style-name="T1"/></text:p></draw:text-box></draw:frame></text:p>
      <text:p text:style-name="P4"/>
      <text:p text:style-name="P7"/>
      <text:p text:style-name="P6"/>
      <text:p text:style-name="P6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nshine" draw:style="radial" draw:cx="66%" draw:cy="33%" draw:start-color="#ffbf00" draw:end-color="#ffff00" draw:start-intensity="100%" draw:end-intensity="100%" draw:border="33%"/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date>2024-03-22T17:49:36.559000000</dc:date>
    <meta:editing-duration>P1DT20H26M54S</meta:editing-duration>
    <meta:editing-cycles>145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